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56.96pt" svg:y="24.63pt">
            <loext:p draw:notify-on-update-of-ranges="Sheet1.A1:Sheet1.A21 Sheet1.B1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40.69pt" svg:y="14.85pt">
            <loext:p draw:notify-on-update-of-ranges="Sheet1.A1:Sheet1.A21 Sheet1.C1:Sheet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27.06pt" svg:y="379.45pt">
            <loext:p draw:notify-on-update-of-ranges="Sheet1.A27:Sheet1.A47 Sheet1.B27:Sheet1.B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48.4pt" svg:y="361.22pt">
            <loext:p draw:notify-on-update-of-ranges="Sheet1.A27:Sheet1.A47 Sheet1.C27:Sheet1.C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43494243.22" calcext:value-type="float">
            <text:p>4.35E+07</text:p>
          </table:table-cell>
          <table:table-cell table:style-name="Default" office:value-type="string" calcext:value-type="string">
            <text:p>GROWTH IN SALES</text:p>
          </table:table-cell>
          <table:table-cell table:style-name="Default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" office:value-type="float" office:value="46358778.03" calcext:value-type="float">
            <text:p>4.64E+07</text:p>
          </table:table-cell>
          <table:table-cell table:formula="of:=([.B2]-[.B1])/[.B1]*100" office:value-type="float" office:value="6.58600908518117" calcext:value-type="float">
            <text:p>6.59</text:p>
          </table:table-cell>
          <table:table-cell table:style-name="Default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" office:value-type="float" office:value="45385236.16" calcext:value-type="float">
            <text:p>4.54E+07</text:p>
          </table:table-cell>
          <table:table-cell table:formula="of:=([.B3]-[.B2])/[.B2]*100" office:value-type="float" office:value="-2.10001624583373" calcext:value-type="float">
            <text:p>-2.1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float" office:value="42035717.78" calcext:value-type="float">
            <text:p>4.20E+07</text:p>
          </table:table-cell>
          <table:table-cell table:formula="of:=([.B4]-[.B3])/[.B3]*100" office:value-type="float" office:value="-7.38019378855206" calcext:value-type="float">
            <text:p>-7.3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1" office:value-type="float" office:value="48757714.48" calcext:value-type="float">
            <text:p>4.88E+07</text:p>
          </table:table-cell>
          <table:table-cell table:formula="of:=([.B5]-[.B4])/[.B4]*100" office:value-type="float" office:value="15.9911547964532" calcext:value-type="float">
            <text:p>15.9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52342926.55" calcext:value-type="float">
            <text:p>5.23E+07</text:p>
          </table:table-cell>
          <table:table-cell table:formula="of:=([.B6]-[.B5])/[.B5]*100" office:value-type="float" office:value="7.35311756967327" calcext:value-type="float">
            <text:p>7.35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1" office:value-type="float" office:value="55533780" calcext:value-type="float">
            <text:p>5.55E+07</text:p>
          </table:table-cell>
          <table:table-cell table:formula="of:=([.B7]-[.B6])/[.B6]*100" office:value-type="float" office:value="6.09605473043611" calcext:value-type="float">
            <text:p>6.1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office:value-type="float" office:value="47499146.5" calcext:value-type="float">
            <text:p>4.75E+07</text:p>
          </table:table-cell>
          <table:table-cell table:formula="of:=([.B8]-[.B7])/[.B7]*100" office:value-type="float" office:value="-14.4680111816627" calcext:value-type="float">
            <text:p>-14.47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1" office:value-type="float" office:value="49273210.83" calcext:value-type="float">
            <text:p>4.93E+07</text:p>
          </table:table-cell>
          <table:table-cell table:formula="of:=([.B9]-[.B8])/[.B8]*100" office:value-type="float" office:value="3.73493938464768" calcext:value-type="float">
            <text:p>3.7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" office:value-type="float" office:value="50631364.95" calcext:value-type="float">
            <text:p>5.06E+07</text:p>
          </table:table-cell>
          <table:table-cell table:formula="of:=([.B10]-[.B9])/[.B9]*100" office:value-type="float" office:value="2.75637429979108" calcext:value-type="float">
            <text:p>2.76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office:value-type="float" office:value="46376786.24" calcext:value-type="float">
            <text:p>4.64E+07</text:p>
          </table:table-cell>
          <table:table-cell table:formula="of:=([.B11]-[.B10])/[.B10]*100" office:value-type="float" office:value="-8.4030496001866" calcext:value-type="float">
            <text:p>-8.4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float" office:value="50437898.42" calcext:value-type="float">
            <text:p>5.04E+07</text:p>
          </table:table-cell>
          <table:table-cell table:formula="of:=([.B12]-[.B11])/[.B11]*100" office:value-type="float" office:value="8.75677792545548" calcext:value-type="float">
            <text:p>8.76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 office:value-type="float" office:value="57309216.07" calcext:value-type="float">
            <text:p>5.73E+07</text:p>
          </table:table-cell>
          <table:table-cell table:formula="of:=([.B13]-[.B12])/[.B12]*100" office:value-type="float" office:value="13.6233226705483" calcext:value-type="float">
            <text:p>13.6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 office:value-type="float" office:value="57653170.76" calcext:value-type="float">
            <text:p>5.77E+07</text:p>
          </table:table-cell>
          <table:table-cell table:formula="of:=([.B14]-[.B13])/[.B13]*100" office:value-type="float" office:value="0.600173433850297" calcext:value-type="float">
            <text:p>0.6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 office:value-type="float" office:value="46746446.59" calcext:value-type="float">
            <text:p>4.67E+07</text:p>
          </table:table-cell>
          <table:table-cell table:formula="of:=([.B15]-[.B14])/[.B14]*100" office:value-type="float" office:value="-18.9178219102689" calcext:value-type="float">
            <text:p>-18.92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54861521.29" calcext:value-type="float">
            <text:p>5.49E+07</text:p>
          </table:table-cell>
          <table:table-cell table:formula="of:=([.B16]-[.B15])/[.B15]*100" office:value-type="float" office:value="17.3597680507677" calcext:value-type="float">
            <text:p>17.3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 office:value-type="float" office:value="51888286.22" calcext:value-type="float">
            <text:p>5.19E+07</text:p>
          </table:table-cell>
          <table:table-cell table:formula="of:=([.B17]-[.B16])/[.B16]*100" office:value-type="float" office:value="-5.41952720246923" calcext:value-type="float">
            <text:p>-5.4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 office:value-type="float" office:value="62199127.28" calcext:value-type="float">
            <text:p>6.22E+07</text:p>
          </table:table-cell>
          <table:table-cell table:formula="of:=([.B18]-[.B17])/[.B17]*100" office:value-type="float" office:value="19.8712306979716" calcext:value-type="float">
            <text:p>19.87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 office:value-type="float" office:value="66363208.71" calcext:value-type="float">
            <text:p>6.64E+07</text:p>
          </table:table-cell>
          <table:table-cell table:formula="of:=([.B19]-[.B18])/[.B18]*100" office:value-type="float" office:value="6.69475861173208" calcext:value-type="float">
            <text:p>6.69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float" office:value="62624175.85" calcext:value-type="float">
            <text:p>6.26E+07</text:p>
          </table:table-cell>
          <table:table-cell table:formula="of:=([.B20]-[.B19])/[.B19]*100" office:value-type="float" office:value="-5.63419541140505" calcext:value-type="float">
            <text:p>-5.63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62378990.57" calcext:value-type="float">
            <text:p>6.24E+07</text:p>
          </table:table-cell>
          <table:table-cell table:formula="of:=([.B21]-[.B20])/[.B20]*100" office:value-type="float" office:value="-0.391518573573397" calcext:value-type="float">
            <text:p>-0.3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:.C21])" office:value-type="float" office:value="2.33546736712782" calcext:value-type="float">
            <text:p>2.34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GROWTH IN PASS</text:p>
          </table:table-cell>
          <table:table-cell table:style-name="Default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8520" calcext:value-type="float">
            <text:p>148520</text:p>
          </table:table-cell>
          <table:table-cell table:style-name="Default"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7223" calcext:value-type="float">
            <text:p>167223</text:p>
          </table:table-cell>
          <table:table-cell table:formula="of:=([.B28]-[.B27])/[.B27]*100" office:value-type="float" office:value="12.592916778885" calcext:value-type="float">
            <text:p>12.59</text:p>
          </table:table-cell>
          <table:table-cell table:style-name="Default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7972" calcext:value-type="float">
            <text:p>157972</text:p>
          </table:table-cell>
          <table:table-cell table:formula="of:=([.B29]-[.B28])/[.B28]*100" office:value-type="float" office:value="-5.53213373758395" calcext:value-type="float">
            <text:p>-5.5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35678" calcext:value-type="float">
            <text:p>135678</text:p>
          </table:table-cell>
          <table:table-cell table:formula="of:=([.B30]-[.B29])/[.B29]*100" office:value-type="float" office:value="-14.1126275542501" calcext:value-type="float">
            <text:p>-14.1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0000" calcext:value-type="float">
            <text:p>150000</text:p>
          </table:table-cell>
          <table:table-cell table:formula="of:=([.B31]-[.B30])/[.B30]*100" office:value-type="float" office:value="10.5558749391943" calcext:value-type="float">
            <text:p>10.5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4376" calcext:value-type="float">
            <text:p>154376</text:p>
          </table:table-cell>
          <table:table-cell table:formula="of:=([.B32]-[.B31])/[.B31]*100" office:value-type="float" office:value="2.91733333333333" calcext:value-type="float">
            <text:p>2.9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3598" calcext:value-type="float">
            <text:p>173598</text:p>
          </table:table-cell>
          <table:table-cell table:formula="of:=([.B33]-[.B32])/[.B32]*100" office:value-type="float" office:value="12.4514173187542" calcext:value-type="float">
            <text:p>12.45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2195" calcext:value-type="float">
            <text:p>152195</text:p>
          </table:table-cell>
          <table:table-cell table:formula="of:=([.B34]-[.B33])/[.B33]*100" office:value-type="float" office:value="-12.3290590905425" calcext:value-type="float">
            <text:p>-12.3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6153" calcext:value-type="float">
            <text:p>156153</text:p>
          </table:table-cell>
          <table:table-cell table:formula="of:=([.B35]-[.B34])/[.B34]*100" office:value-type="float" office:value="2.60061105818194" calcext:value-type="float">
            <text:p>2.6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4800" calcext:value-type="float">
            <text:p>164800</text:p>
          </table:table-cell>
          <table:table-cell table:formula="of:=([.B36]-[.B35])/[.B35]*100" office:value-type="float" office:value="5.53751769098256" calcext:value-type="float">
            <text:p>5.5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0610" calcext:value-type="float">
            <text:p>150610</text:p>
          </table:table-cell>
          <table:table-cell table:formula="of:=([.B37]-[.B36])/[.B36]*100" office:value-type="float" office:value="-8.61043689320388" calcext:value-type="float">
            <text:p>-8.6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3789" calcext:value-type="float">
            <text:p>153789</text:p>
          </table:table-cell>
          <table:table-cell table:formula="of:=([.B38]-[.B37])/[.B37]*100" office:value-type="float" office:value="2.11074961821924" calcext:value-type="float">
            <text:p>2.1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6299" calcext:value-type="float">
            <text:p>176299</text:p>
          </table:table-cell>
          <table:table-cell table:formula="of:=([.B39]-[.B38])/[.B38]*100" office:value-type="float" office:value="14.6369376223267" calcext:value-type="float">
            <text:p>14.64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6897" calcext:value-type="float">
            <text:p>166897</text:p>
          </table:table-cell>
          <table:table-cell table:formula="of:=([.B40]-[.B39])/[.B39]*100" office:value-type="float" office:value="-5.33298543950902" calcext:value-type="float">
            <text:p>-5.3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0308" calcext:value-type="float">
            <text:p>150308</text:p>
          </table:table-cell>
          <table:table-cell table:formula="of:=([.B41]-[.B40])/[.B40]*100" office:value-type="float" office:value="-9.93966338520165" calcext:value-type="float">
            <text:p>-9.94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3741" calcext:value-type="float">
            <text:p>163741</text:p>
          </table:table-cell>
          <table:table-cell table:formula="of:=([.B42]-[.B41])/[.B41]*100" office:value-type="float" office:value="8.93698272879687" calcext:value-type="float">
            <text:p>8.9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2647" calcext:value-type="float">
            <text:p>142647</text:p>
          </table:table-cell>
          <table:table-cell table:formula="of:=([.B43]-[.B42])/[.B42]*100" office:value-type="float" office:value="-12.8825401090747" calcext:value-type="float">
            <text:p>-12.88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6076" calcext:value-type="float">
            <text:p>166076</text:p>
          </table:table-cell>
          <table:table-cell table:formula="of:=([.B44]-[.B43])/[.B43]*100" office:value-type="float" office:value="16.4244603812208" calcext:value-type="float">
            <text:p>16.42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3676" calcext:value-type="float">
            <text:p>173676</text:p>
          </table:table-cell>
          <table:table-cell table:formula="of:=([.B45]-[.B44])/[.B44]*100" office:value-type="float" office:value="4.57621811700667" calcext:value-type="float">
            <text:p>4.5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9823" calcext:value-type="float">
            <text:p>159823</text:p>
          </table:table-cell>
          <table:table-cell table:formula="of:=([.B46]-[.B45])/[.B45]*100" office:value-type="float" office:value="-7.97634676063475" calcext:value-type="float">
            <text:p>-7.9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5438" calcext:value-type="float">
            <text:p>165438</text:p>
          </table:table-cell>
          <table:table-cell table:formula="of:=([.B47]-[.B46])/[.B46]*100" office:value-type="float" office:value="3.5132615455848" calcext:value-type="float">
            <text:p>3.5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8:.C47])" office:value-type="float" office:value="1.00692440812429" calcext:value-type="float">
            <text:p>1.0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1:00:27.598839400</meta:creation-date>
    <dc:date>2017-12-05T01:49:39.473675018</dc:date>
    <meta:editing-duration>PT17M36S</meta:editing-duration>
    <meta:editing-cycles>3</meta:editing-cycles>
    <meta:generator>LibreOffice/5.1.6.2$Linux_X86_64 LibreOffice_project/10m0$Build-2</meta:generator>
    <meta:document-statistic meta:table-count="1" meta:cell-count="1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B21" chart:data-source-has-labels="column" svg:x="0.32cm" svg:y="0.18cm" svg:width="13.097cm" svg:height="8.64cm">
          <chartooo:coordinate-region svg:x="2.053cm" svg:y="0.18cm" svg:width="11.364cm" svg:height="7.386cm"/>
          <chart:axis chart:dimension="x" chart:name="primary-x" chart:style-name="ch4" chartooo:axis-type="auto">
            <chartooo:date-scale/>
            <chart:categories table:cell-range-address="Sheet1.A1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1:Sheet1.A21</svg:desc>
                </draw:g>
              </table:table-cell>
              <table:table-cell office:value-type="float" office:value="43494243.22">
                <text:p>43494243.22</text:p>
                <draw:g>
                  <svg:desc>Sheet1.B1:Sheet1.B21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6358778.03">
                <text:p>46358778.0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5385236.16">
                <text:p>45385236.1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2035717.78">
                <text:p>42035717.7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8757714.48">
                <text:p>48757714.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2342926.55">
                <text:p>52342926.5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55533780">
                <text:p>5553378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7499146.5">
                <text:p>47499146.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9273210.83">
                <text:p>49273210.8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0631364.95">
                <text:p>50631364.9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6376786.24">
                <text:p>46376786.2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0437898.42">
                <text:p>50437898.4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7309216.07">
                <text:p>57309216.0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7653170.76">
                <text:p>57653170.7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6746446.59">
                <text:p>46746446.5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4861521.29">
                <text:p>54861521.2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1888286.22">
                <text:p>51888286.2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2199127.28">
                <text:p>62199127.2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6363208.71">
                <text:p>66363208.7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2624175.85">
                <text:p>62624175.8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2378990.57">
                <text:p>62378990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A21 Sheet1.C1:Sheet1.C21" chart:data-source-has-labels="column" svg:x="0.32cm" svg:y="0.18cm" svg:width="13.097cm" svg:height="8.64cm">
          <chartooo:coordinate-region svg:x="1.047cm" svg:y="0.379cm" svg:width="12.37cm" svg:height="8.242cm"/>
          <chart:axis chart:dimension="x" chart:name="primary-x" chart:style-name="ch4" chartooo:axis-type="auto">
            <chartooo:date-scale/>
            <chart:categories table:cell-range-address="Sheet1.A1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2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1:Sheet1.A21</svg:desc>
                </draw:g>
              </table:table-cell>
              <table:table-cell office:value-type="float" office:value="NaN">
                <text:p>NaN</text:p>
                <draw:g>
                  <svg:desc>Sheet1.C1:Sheet1.C21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6.58600908518117">
                <text:p>6.5860090851811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-2.10001624583373">
                <text:p>-2.1000162458337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-7.38019378855206">
                <text:p>-7.3801937885520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5.9911547964532">
                <text:p>15.99115479645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35311756967327">
                <text:p>7.3531175696732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.09605473043611">
                <text:p>6.0960547304361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14.4680111816627">
                <text:p>-14.468011181662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.73493938464768">
                <text:p>3.7349393846476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.75637429979108">
                <text:p>2.7563742997910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8.4030496001866">
                <text:p>-8.403049600186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.75677792545548">
                <text:p>8.7567779254554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3.6233226705483">
                <text:p>13.623322670548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600173433850297">
                <text:p>0.6001734338502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18.9178219102689">
                <text:p>-18.91782191026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.3597680507677">
                <text:p>17.359768050767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5.41952720246923">
                <text:p>-5.4195272024692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9.8712306979716">
                <text:p>19.871230697971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.69475861173208">
                <text:p>6.6947586117320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5.63419541140505">
                <text:p>-5.6341954114050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391518573573397">
                <text:p>-0.3915185735733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27:Sheet1.B47" chart:data-source-has-labels="column" svg:x="0.32cm" svg:y="0.18cm" svg:width="13.097cm" svg:height="8.64cm">
          <chartooo:coordinate-region svg:x="1.682cm" svg:y="0.18cm" svg:width="11.735cm" svg:height="7.387cm"/>
          <chart:axis chart:dimension="x" chart:name="primary-x" chart:style-name="ch4" chartooo:axis-type="auto">
            <chartooo:date-scale/>
            <chart:categories table:cell-range-address="Sheet1.A27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B47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27:Sheet1.A47</svg:desc>
                </draw:g>
              </table:table-cell>
              <table:table-cell office:value-type="float" office:value="148520">
                <text:p>148520</text:p>
                <draw:g>
                  <svg:desc>Sheet1.B27:Sheet1.B47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67223">
                <text:p>16722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7972">
                <text:p>15797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35678">
                <text:p>13567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4376">
                <text:p>15437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73598">
                <text:p>17359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52195">
                <text:p>15219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6153">
                <text:p>15615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50610">
                <text:p>15061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53789">
                <text:p>15378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6299">
                <text:p>17629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66897">
                <text:p>1668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50308">
                <text:p>15030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3741">
                <text:p>16374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6076">
                <text:p>16607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3676">
                <text:p>17367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59823">
                <text:p>15982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65438">
                <text:p>1654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27:Sheet1.A47 Sheet1.C27:Sheet1.C47" chart:data-source-has-labels="column" svg:x="0.32cm" svg:y="0.18cm" svg:width="13.097cm" svg:height="8.64cm">
          <chartooo:coordinate-region svg:x="1.524cm" svg:y="0.379cm" svg:width="11.893cm" svg:height="8.242cm"/>
          <chart:axis chart:dimension="x" chart:name="primary-x" chart:style-name="ch4" chartooo:axis-type="auto">
            <chartooo:date-scale/>
            <chart:categories table:cell-range-address="Sheet1.A27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7:Sheet1.C47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27:Sheet1.A47</svg:desc>
                </draw:g>
              </table:table-cell>
              <table:table-cell office:value-type="float" office:value="NaN">
                <text:p>NaN</text:p>
                <draw:g>
                  <svg:desc>Sheet1.C27:Sheet1.C47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2.592916778885">
                <text:p>12.59291677888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-5.53213373758395">
                <text:p>-5.5321337375839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-14.1126275542501">
                <text:p>-14.112627554250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0.5558749391943">
                <text:p>10.55587493919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91733333333333">
                <text:p>2.9173333333333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.4514173187542">
                <text:p>12.451417318754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12.3290590905425">
                <text:p>-12.32905909054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.60061105818194">
                <text:p>2.6006110581819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.53751769098256">
                <text:p>5.5375176909825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8.61043689320388">
                <text:p>-8.6104368932038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.11074961821924">
                <text:p>2.1107496182192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4.6369376223267">
                <text:p>14.636937622326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-5.33298543950902">
                <text:p>-5.332985439509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9.93966338520165">
                <text:p>-9.9396633852016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93698272879687">
                <text:p>8.936982728796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12.8825401090747">
                <text:p>-12.882540109074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.4244603812208">
                <text:p>16.42446038122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.57621811700667">
                <text:p>4.5762181170066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7.97634676063475">
                <text:p>-7.976346760634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.5132615455848">
                <text:p>3.51326154558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